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631e03" officeooo:paragraph-rsid="007641be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641b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d8281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ad93a0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1b14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b4321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6c375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880da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f1d5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5b4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bd04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78d89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90cec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ac03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8c043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b3b15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71125d" officeooo:paragraph-rsid="007641be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175762" officeooo:paragraph-rsid="0021c85f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f3b87" officeooo:paragraph-rsid="007641be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1125d" officeooo:paragraph-rsid="006f1d5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8072ff" officeooo:paragraph-rsid="00715b4f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50%" fo:text-align="end" style:justify-single-word="false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50%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08fd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40c2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7641be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175762" style:font-size-asian="12pt" style:font-style-asian="normal" style:font-size-complex="12pt" style:font-style-complex="normal"/>
    </style:style>
    <style:style style:name="P28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13bdb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35c12b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578d8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bc9c8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21c85f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431be6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8d0e" officeooo:paragraph-rsid="00ad93a0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e855c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578d89" officeooo:paragraph-rsid="007641be" style:font-size-asian="12pt" style:font-style-asian="normal" style:font-size-complex="12pt" style:font-style-complex="normal"/>
    </style:style>
    <style:style style:name="P38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ae7d37" style:font-size-asian="12pt" style:font-style-asian="normal" style:font-size-complex="12pt" style:font-style-complex="normal"/>
    </style:style>
    <style:style style:name="P39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bc9c8" style:font-size-asian="12pt" style:font-style-asian="normal" style:font-size-complex="12pt" style:font-style-complex="normal"/>
    </style:style>
    <style:style style:name="P4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cc427" style:font-size-asian="12pt" style:font-style-asian="normal" style:font-size-complex="12pt" style:font-style-complex="normal"/>
    </style:style>
    <style:style style:name="P4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e0f22" style:font-size-asian="12pt" style:font-style-asian="normal" style:font-size-complex="12pt" style:font-style-complex="normal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ae7d37" officeooo:paragraph-rsid="00ce55e8" style:font-size-asian="12pt" style:font-style-asian="normal" style:font-size-complex="12pt" style:font-style-complex="normal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baf6ef" officeooo:paragraph-rsid="00bcc427" style:font-size-asian="12pt" style:font-style-asian="normal" style:font-size-complex="12pt" style:font-style-complex="normal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fo:font-style="normal" officeooo:rsid="00baf6ef" officeooo:paragraph-rsid="00ce55e8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d87b7" officeooo:paragraph-rsid="003e5eba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c7070" officeooo:paragraph-rsid="0021c85f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6c212" officeooo:paragraph-rsid="00c8c043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4d91e9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7641be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578d89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175762" officeooo:paragraph-rsid="001922a7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fo:font-weight="normal" officeooo:rsid="00c8c043" officeooo:paragraph-rsid="00c8c043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font-style="normal" officeooo:paragraph-rsid="00997859" style:font-style-asian="normal" style:font-style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font-style="normal" officeooo:paragraph-rsid="0071bd04" style:font-style-asian="normal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fo:font-style="normal" officeooo:paragraph-rsid="00ce55e8" style:font-style-asian="normal" style:font-style-complex="normal"/>
    </style:style>
    <style:style style:name="P59" style:family="paragraph" style:parent-style-name="Standard" style:list-style-name="">
      <style:paragraph-properties fo:line-height="150%" fo:text-align="justify" style:justify-single-word="false"/>
      <style:text-properties fo:font-style="normal" officeooo:paragraph-rsid="00d26991" style:font-style-asian="normal" style:font-style-complex="normal"/>
    </style:style>
    <style:style style:name="P60" style:family="paragraph" style:parent-style-name="Standard" style:list-style-name="">
      <style:paragraph-properties fo:line-height="150%" fo:text-align="justify" style:justify-single-word="false"/>
      <style:text-properties fo:font-style="normal" officeooo:rsid="00ae7d37" officeooo:paragraph-rsid="00baf6ef" style:font-style-asian="normal" style:font-style-complex="normal"/>
    </style:style>
    <style:style style:name="P61" style:family="paragraph" style:parent-style-name="Heading_20_3">
      <style:text-properties fo:font-style="normal" style:font-style-asian="normal" style:font-style-complex="normal"/>
    </style:style>
    <style:style style:name="P62" style:family="paragraph" style:parent-style-name="Heading_20_4">
      <style:text-properties style:font-name="Liberation Sans" fo:font-size="12pt" fo:font-style="normal" officeooo:rsid="00175762" officeooo:paragraph-rsid="00b5ad4c" style:font-size-asian="12pt" style:font-style-asian="normal" style:font-size-complex="12pt" style:font-style-complex="normal"/>
    </style:style>
    <style:style style:name="P63" style:family="paragraph" style:parent-style-name="Heading_20_4">
      <style:paragraph-properties fo:line-height="150%" fo:text-align="justify" style:justify-single-word="false"/>
      <style:text-properties style:font-name="Liberation Sans" fo:font-size="12pt" fo:font-style="normal" officeooo:rsid="00175762" officeooo:paragraph-rsid="001c7070" style:font-size-asian="12pt" style:font-style-asian="normal" style:font-size-complex="12pt" style:font-style-complex="normal"/>
    </style:style>
    <style:style style:name="P64" style:family="paragraph" style:parent-style-name="Heading_20_4">
      <style:paragraph-properties fo:line-height="150%" fo:text-align="justify" style:justify-single-word="false"/>
      <style:text-properties style:font-name="Liberation Sans" fo:font-size="12pt" fo:font-style="normal" officeooo:rsid="004d91e9" officeooo:paragraph-rsid="004d91e9" style:font-size-asian="12pt" style:font-style-asian="normal" style:font-size-complex="12pt" style:font-style-complex="normal"/>
    </style:style>
    <style:style style:name="P65" style:family="paragraph" style:parent-style-name="Heading_20_4">
      <style:text-properties fo:font-style="normal" style:font-style-asian="normal" style:font-style-complex="normal"/>
    </style:style>
    <style:style style:name="P66" style:family="paragraph" style:parent-style-name="Heading_20_4">
      <style:paragraph-properties fo:line-height="150%" fo:text-align="justify" style:justify-single-word="false"/>
      <style:text-properties fo:font-style="normal" officeooo:paragraph-rsid="0021c85f" style:font-style-asian="normal" style:font-style-complex="normal"/>
    </style:style>
    <style:style style:name="T1" style:family="text">
      <style:text-properties officeooo:rsid="000ced21"/>
    </style:style>
    <style:style style:name="T2" style:family="text">
      <style:text-properties officeooo:rsid="001140c2"/>
    </style:style>
    <style:style style:name="T3" style:family="text">
      <style:text-properties officeooo:rsid="00131fc6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style:font-name="Liberation Sans" fo:font-size="12pt" officeooo:rsid="000b5bfa" style:font-size-asian="12pt" style:font-size-complex="12pt"/>
    </style:style>
    <style:style style:name="T6" style:family="text">
      <style:text-properties style:font-name="Liberation Sans" fo:font-size="12pt" officeooo:rsid="001140c2" style:font-size-asian="12pt" style:font-size-complex="12pt"/>
    </style:style>
    <style:style style:name="T7" style:family="text">
      <style:text-properties style:font-name="Liberation Sans" fo:font-size="12pt" officeooo:rsid="000ede43" style:font-size-asian="12pt" style:font-size-complex="12pt"/>
    </style:style>
    <style:style style:name="T8" style:family="text">
      <style:text-properties style:font-name="Liberation Sans" fo:font-size="12pt" officeooo:rsid="00175762" style:font-size-asian="12pt" style:font-size-complex="12pt"/>
    </style:style>
    <style:style style:name="T9" style:family="text">
      <style:text-properties style:font-name="Liberation Sans" fo:font-size="12pt" officeooo:rsid="00131fc6" style:font-size-asian="12pt" style:font-size-complex="12pt"/>
    </style:style>
    <style:style style:name="T10" style:family="text">
      <style:text-properties style:font-name="Liberation Sans" fo:font-size="12pt" officeooo:rsid="00997859" style:font-size-asian="12pt" style:font-size-complex="12pt"/>
    </style:style>
    <style:style style:name="T11" style:family="text">
      <style:text-properties style:font-name="Liberation Sans" fo:font-size="12pt" officeooo:rsid="009ec8f7" style:font-size-asian="12pt" style:font-size-complex="12pt"/>
    </style:style>
    <style:style style:name="T12" style:family="text">
      <style:text-properties style:font-name="Liberation Sans" fo:font-size="12pt" officeooo:rsid="009f0dab" style:font-size-asian="12pt" style:font-size-complex="12pt"/>
    </style:style>
    <style:style style:name="T13" style:family="text">
      <style:text-properties style:font-name="Liberation Sans" fo:font-size="12pt" officeooo:rsid="00a429b8" style:font-size-asian="12pt" style:font-size-complex="12pt"/>
    </style:style>
    <style:style style:name="T14" style:family="text">
      <style:text-properties style:font-name="Liberation Sans" fo:font-size="12pt" officeooo:rsid="00ae7d37" style:font-size-asian="12pt" style:font-size-complex="12pt"/>
    </style:style>
    <style:style style:name="T15" style:family="text">
      <style:text-properties style:font-name="Liberation Sans" fo:font-size="12pt" officeooo:rsid="00b13bdb" style:font-size-asian="12pt" style:font-size-complex="12pt"/>
    </style:style>
    <style:style style:name="T16" style:family="text">
      <style:text-properties style:font-name="Liberation Sans" fo:font-size="12pt" officeooo:rsid="00baf6ef" style:font-size-asian="12pt" style:font-size-complex="12pt"/>
    </style:style>
    <style:style style:name="T17" style:family="text">
      <style:text-properties style:font-name="Liberation Sans" fo:font-size="12pt" officeooo:rsid="00bbc9c8" style:font-size-asian="12pt" style:font-size-complex="12pt"/>
    </style:style>
    <style:style style:name="T18" style:family="text">
      <style:text-properties style:font-name="Liberation Sans" fo:font-size="12pt" officeooo:rsid="001922a7" style:font-size-asian="12pt" style:font-size-complex="12pt"/>
    </style:style>
    <style:style style:name="T19" style:family="text">
      <style:text-properties style:font-name="Liberation Sans" fo:font-size="12pt" officeooo:rsid="00bcc427" style:font-size-asian="12pt" style:font-size-complex="12pt"/>
    </style:style>
    <style:style style:name="T20" style:family="text">
      <style:text-properties style:font-name="Liberation Sans" fo:font-size="12pt" officeooo:rsid="0021c85f" style:font-size-asian="12pt" style:font-size-complex="12pt"/>
    </style:style>
    <style:style style:name="T21" style:family="text">
      <style:text-properties style:font-name="Liberation Sans" fo:font-size="12pt" officeooo:rsid="00ce55e8" style:font-size-asian="12pt" style:font-size-complex="12pt"/>
    </style:style>
    <style:style style:name="T22" style:family="text">
      <style:text-properties style:font-name="Liberation Sans" fo:font-size="12pt" officeooo:rsid="00bc8148" style:font-size-asian="12pt" style:font-size-complex="12pt"/>
    </style:style>
    <style:style style:name="T23" style:family="text">
      <style:text-properties style:font-name="Liberation Sans" style:text-underline-style="none"/>
    </style:style>
    <style:style style:name="T24" style:family="text">
      <style:text-properties style:font-name="Liberation Sans" style:text-underline-style="none" officeooo:rsid="005ec8dc"/>
    </style:style>
    <style:style style:name="T25" style:family="text">
      <style:text-properties officeooo:rsid="001abd72"/>
    </style:style>
    <style:style style:name="T26" style:family="text">
      <style:text-properties officeooo:rsid="001c7070"/>
    </style:style>
    <style:style style:name="T27" style:family="text">
      <style:text-properties officeooo:rsid="00278c4c"/>
    </style:style>
    <style:style style:name="T28" style:family="text">
      <style:text-properties officeooo:rsid="002feefa"/>
    </style:style>
    <style:style style:name="T29" style:family="text">
      <style:text-properties officeooo:rsid="00311e04"/>
    </style:style>
    <style:style style:name="T30" style:family="text">
      <style:text-properties officeooo:rsid="00328cfc"/>
    </style:style>
    <style:style style:name="T31" style:family="text">
      <style:text-properties officeooo:rsid="0035c12b"/>
    </style:style>
    <style:style style:name="T32" style:family="text">
      <style:text-properties officeooo:rsid="0036c212"/>
    </style:style>
    <style:style style:name="T33" style:family="text">
      <style:text-properties officeooo:rsid="003747e4"/>
    </style:style>
    <style:style style:name="T34" style:family="text">
      <style:text-properties officeooo:rsid="003834c4"/>
    </style:style>
    <style:style style:name="T35" style:family="text">
      <style:text-properties officeooo:rsid="003b8287"/>
    </style:style>
    <style:style style:name="T36" style:family="text">
      <style:text-properties style:font-name="Anonymous Pro" officeooo:rsid="0051b14c"/>
    </style:style>
    <style:style style:name="T37" style:family="text">
      <style:text-properties style:font-name="Anonymous Pro" officeooo:rsid="005ec8dc"/>
    </style:style>
    <style:style style:name="T38" style:family="text">
      <style:text-properties style:font-name="Anonymous Pro" style:text-underline-style="none" officeooo:rsid="0051b14c"/>
    </style:style>
    <style:style style:name="T39" style:family="text">
      <style:text-properties style:font-name="Anonymous Pro" style:text-underline-style="none" officeooo:rsid="006880da"/>
    </style:style>
    <style:style style:name="T40" style:family="text">
      <style:text-properties style:font-name="Anonymous Pro" fo:font-size="12pt" style:text-underline-style="none" officeooo:rsid="0051b14c" style:font-size-asian="12pt" style:font-size-complex="12pt"/>
    </style:style>
    <style:style style:name="T41" style:family="text">
      <style:text-properties style:font-name="Anonymous Pro" fo:font-size="12pt" style:text-underline-style="none" officeooo:rsid="007d8281" style:font-size-asian="12pt" style:font-size-complex="12pt"/>
    </style:style>
    <style:style style:name="T42" style:family="text">
      <style:text-properties style:font-name="Anonymous Pro" fo:font-size="12pt" officeooo:rsid="00c8c043" style:font-size-asian="12pt" style:font-size-complex="12pt"/>
    </style:style>
    <style:style style:name="T43" style:family="text">
      <style:text-properties officeooo:rsid="0052c64a"/>
    </style:style>
    <style:style style:name="T44" style:family="text">
      <style:text-properties officeooo:rsid="00578d89"/>
    </style:style>
    <style:style style:name="T45" style:family="text">
      <style:text-properties officeooo:rsid="00590cec"/>
    </style:style>
    <style:style style:name="T46" style:family="text">
      <style:text-properties officeooo:rsid="0059f212"/>
    </style:style>
    <style:style style:name="T47" style:family="text">
      <style:text-properties officeooo:rsid="005ec8dc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5ec8dc"/>
    </style:style>
    <style:style style:name="T50" style:family="text">
      <style:text-properties style:text-underline-style="none" officeooo:rsid="0051b14c"/>
    </style:style>
    <style:style style:name="T51" style:family="text">
      <style:text-properties style:text-underline-style="none" officeooo:rsid="006f1d5e"/>
    </style:style>
    <style:style style:name="T52" style:family="text">
      <style:text-properties style:text-underline-style="none" officeooo:rsid="0071125d"/>
    </style:style>
    <style:style style:name="T53" style:family="text">
      <style:text-properties style:text-underline-style="none" officeooo:rsid="006880da"/>
    </style:style>
    <style:style style:name="T54" style:family="text">
      <style:text-properties style:text-underline-style="none" officeooo:rsid="007641be"/>
    </style:style>
    <style:style style:name="T55" style:family="text">
      <style:text-properties style:text-underline-style="none" officeooo:rsid="00631e03"/>
    </style:style>
    <style:style style:name="T56" style:family="text">
      <style:text-properties style:text-underline-style="none" officeooo:rsid="007d8281"/>
    </style:style>
    <style:style style:name="T57" style:family="text">
      <style:text-properties style:text-underline-style="none" officeooo:rsid="007f3b87"/>
    </style:style>
    <style:style style:name="T58" style:family="text">
      <style:text-properties style:text-underline-style="none" officeooo:rsid="008072ff"/>
    </style:style>
    <style:style style:name="T59" style:family="text">
      <style:text-properties style:text-underline-style="none" officeooo:rsid="0097b0d9"/>
    </style:style>
    <style:style style:name="T60" style:family="text">
      <style:text-properties style:text-underline-style="none" officeooo:rsid="00bf4ba3"/>
    </style:style>
    <style:style style:name="T61" style:family="text">
      <style:text-properties officeooo:rsid="0066c375"/>
    </style:style>
    <style:style style:name="T62" style:family="text">
      <style:text-properties officeooo:rsid="00677fe5"/>
    </style:style>
    <style:style style:name="T63" style:family="text">
      <style:text-properties officeooo:rsid="006880da"/>
    </style:style>
    <style:style style:name="T64" style:family="text">
      <style:text-properties officeooo:rsid="006d4710"/>
    </style:style>
    <style:style style:name="T65" style:family="text">
      <style:text-properties officeooo:rsid="006d8cdd"/>
    </style:style>
    <style:style style:name="T66" style:family="text">
      <style:text-properties officeooo:rsid="006f1d5e"/>
    </style:style>
    <style:style style:name="T67" style:family="text">
      <style:text-properties officeooo:rsid="007641be"/>
    </style:style>
    <style:style style:name="T68" style:family="text">
      <style:text-properties officeooo:rsid="007c0cfd"/>
    </style:style>
    <style:style style:name="T69" style:family="text">
      <style:text-properties officeooo:rsid="007c1f77"/>
    </style:style>
    <style:style style:name="T70" style:family="text">
      <style:text-properties officeooo:rsid="00806434"/>
    </style:style>
    <style:style style:name="T71" style:family="text">
      <style:text-properties officeooo:rsid="00830ff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86e18d" style:font-weight-asian="bold" style:font-weight-complex="bold"/>
    </style:style>
    <style:style style:name="T74" style:family="text">
      <style:text-properties fo:font-weight="bold" officeooo:rsid="007c0cfd" style:font-weight-asian="bold" style:font-weight-complex="bold"/>
    </style:style>
    <style:style style:name="T75" style:family="text">
      <style:text-properties fo:font-weight="bold" officeooo:rsid="001922a7" style:font-weight-asian="bold" style:font-weight-complex="bold"/>
    </style:style>
    <style:style style:name="T76" style:family="text">
      <style:text-properties fo:font-weight="bold" officeooo:rsid="007641be" style:font-weight-asian="bold" style:font-weight-complex="bold"/>
    </style:style>
    <style:style style:name="T77" style:family="text">
      <style:text-properties fo:font-weight="bold" officeooo:rsid="00998f7f" style:font-weight-asian="bold" style:font-weight-complex="bold"/>
    </style:style>
    <style:style style:name="T78" style:family="text">
      <style:text-properties fo:font-weight="bold" officeooo:rsid="00c1f704" style:font-weight-asian="bold" style:font-weight-complex="bold"/>
    </style:style>
    <style:style style:name="T79" style:family="text">
      <style:text-properties fo:font-weight="bold" officeooo:rsid="0021c85f" style:font-weight-asian="bold" style:font-weight-complex="bold"/>
    </style:style>
    <style:style style:name="T80" style:family="text">
      <style:text-properties fo:font-weight="bold" officeooo:rsid="00c132ec" style:font-weight-asian="bold" style:font-weight-complex="bold"/>
    </style:style>
    <style:style style:name="T81" style:family="text">
      <style:text-properties fo:font-weight="bold" officeooo:rsid="0034121e" style:font-weight-asian="bold" style:font-weight-complex="bold"/>
    </style:style>
    <style:style style:name="T82" style:family="text">
      <style:text-properties style:font-name="Anonymous Pro"/>
    </style:style>
    <style:style style:name="T83" style:family="text">
      <style:text-properties style:font-name="Anonymous Pro" officeooo:rsid="003747e4"/>
    </style:style>
    <style:style style:name="T84" style:family="text">
      <style:text-properties style:font-name="Anonymous Pro" fo:font-size="12pt" officeooo:rsid="00b13bdb" style:font-size-asian="12pt" style:font-size-complex="12pt"/>
    </style:style>
    <style:style style:name="T85" style:family="text">
      <style:text-properties style:font-name="Anonymous Pro" fo:font-size="12pt" officeooo:rsid="00ce55e8" style:font-size-asian="12pt" style:font-size-complex="12pt"/>
    </style:style>
    <style:style style:name="T86" style:family="text">
      <style:text-properties style:font-name="Anonymous Pro" officeooo:rsid="00b13bdb"/>
    </style:style>
    <style:style style:name="T87" style:family="text">
      <style:text-properties style:font-name="Anonymous Pro" officeooo:rsid="00bcc427"/>
    </style:style>
    <style:style style:name="T88" style:family="text">
      <style:text-properties style:font-name="Anonymous Pro" officeooo:rsid="00ce55e8"/>
    </style:style>
    <style:style style:name="T89" style:family="text">
      <style:text-properties officeooo:rsid="0090e607"/>
    </style:style>
    <style:style style:name="T90" style:family="text">
      <style:text-properties officeooo:rsid="0092ab26"/>
    </style:style>
    <style:style style:name="T91" style:family="text">
      <style:text-properties officeooo:rsid="0093c2ce"/>
    </style:style>
    <style:style style:name="T92" style:family="text">
      <style:text-properties officeooo:rsid="00ae0f23"/>
    </style:style>
    <style:style style:name="T93" style:family="text">
      <style:text-properties officeooo:rsid="00b13bdb"/>
    </style:style>
    <style:style style:name="T94" style:family="text">
      <style:text-properties officeooo:rsid="00baf6ef"/>
    </style:style>
    <style:style style:name="T95" style:family="text">
      <style:text-properties officeooo:rsid="00bbc9c8"/>
    </style:style>
    <style:style style:name="T96" style:family="text">
      <style:text-properties officeooo:rsid="00bc8148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7641be" style:font-weight-asian="normal" style:font-weight-complex="normal"/>
    </style:style>
    <style:style style:name="T99" style:family="text">
      <style:text-properties officeooo:rsid="00c132ec"/>
    </style:style>
    <style:style style:name="T100" style:family="text">
      <style:text-properties officeooo:rsid="00c1f704"/>
    </style:style>
    <style:style style:name="T101" style:family="text">
      <style:text-properties officeooo:rsid="00c77059"/>
    </style:style>
    <style:style style:name="T102" style:family="text">
      <style:text-properties officeooo:rsid="00c8c043"/>
    </style:style>
    <style:style style:name="T103" style:family="text">
      <style:text-properties officeooo:rsid="00cb3b15"/>
    </style:style>
    <style:style style:name="T104" style:family="text">
      <style:text-properties officeooo:rsid="00cccb53"/>
    </style:style>
    <style:style style:name="T105" style:family="text">
      <style:text-properties officeooo:rsid="00ce55e8"/>
    </style:style>
    <style:style style:name="T106" style:family="text">
      <style:text-properties officeooo:rsid="00d11c1d"/>
    </style:style>
    <style:style style:name="T107" style:family="text">
      <style:text-properties officeooo:rsid="00d2fcd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3">Kolorowanie grafu</text:h>
      <text:p text:style-name="P22">Jakub Buda 119507</text:p>
      <text:p text:style-name="P22">Marcin Urbaniak <text:span text:style-name="T73">'</text:span><text:span text:style-name="T72">%6d</text:span><text:span text:style-name="T73">' % twoj_indeks</text:span></text:p>
      <text:p text:style-name="P23"/>
      <text:p text:style-name="P24"><text:span text:style-name="T1"><text:tab/>K</text:span>olorowa<text:span text:style-name="T1">nie wierzchołków grafu polega na przyporządkowaniu każdemu wierzchołkowi tego grafu pewnej wartości – liczby naturalnej, intuicyjnie rozumianej jako kod odnoszący się do pewnego koloru. Kolorowanie grafu jest legalne (dozwolone) jeżeli żadnym z dwóch sąsiadujących wierzchołków nie przypisano tej samej wartości. Optymalne kolorowanie ma miejsce gdy liczba użytych wartości (wierzchołków) równa jest liczbie chromatycznej</text:span><text:span text:style-name="T1"><draw:frame draw:style-name="fr1" draw:name="Obiekt6" text:anchor-type="as-char" svg:y="-0.386cm" svg:width="1.138cm" svg:height="0.506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grafu</text:span><text:span text:style-name="T1"><draw:frame draw:style-name="fr1" draw:name="Obiekt7" text:anchor-type="as-char" svg:y="-0.377cm" svg:width="0.519cm" svg:height="0.469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, to znaczy gdy użyto najmniejszej możliwej liczby kolorów.</text:span></text:p>
      <text:p text:style-name="P25"><text:tab/><text:span text:style-name="T2">Na problem kolorowania grafów po raz pierwszy natknięto się w XIX wieku gdy wraz z rozwojem wojskowej kartografii próbowano obniżyć koszty masowego druku map w dużej skali. Hipoteza twierdzenia o czterech barwach, według którego każdy graf planarny można pokolorować co najwyżej czterema barwami, postawiona została już w 1840r. a jej pierwszy dowód przedstawiono dwanaście lat później.</text:span></text:p>
      <text:p text:style-name="P25"/>
      <text:h text:style-name="P65" text:outline-level="4">Algorytm dokładny</text:h>
      <text:p text:style-name="P54"><text:span text:style-name="T5"><text:tab/></text:span><text:span text:style-name="T7">Problem kolorowania grafu to typowy przykład problemu NP-trudnego. Nie jest znany algorytm pozwalający na optymalne pokolorowanie grafu w czasie wielomianowym co oznacza że znajdowanie liczby chromatycznej i decyzyjny wariant problemu – to znaczy odpowiedź czy graf można legalnie pokolorować co najwyżej</text:span><text:span text:style-name="T7"><draw:frame draw:style-name="fr1" draw:name="Obiekt4" text:anchor-type="as-char" svg:y="-0.377cm" svg:width="0.425cm" svg:height="0.46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7">kolorami – również mają wykładniczą złożoność obliczeniową. Wciąż jedynym sposobem pozwalającym na uzyskanie dokładnego rozwiązania jest podejście „bruteforce”, to znaczy wygenerowanie i przejrzenie wszystkich możliwych rozwiązań i wybór tego które będzie jednocześnie charakteryzowane przez najniższą liczbę chromatyczną i </text:span><text:span text:style-name="T13">dozwolone</text:span><text:span text:style-name="T7">. Oczywistą wadą jest wysoka złożoność obliczeniowa: znalezienie najlepszego poprawnego przyporządkowania</text:span><text:span text:style-name="T7"><draw:frame draw:style-name="fr1" draw:name="Obiekt3" text:anchor-type="as-char" svg:y="-0.377cm" svg:width="0.422cm" svg:height="0.469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7">wierzchołkom co najwyżej</text:span><text:span text:style-name="T7"><draw:frame draw:style-name="fr1" draw:name="Obiekt2" text:anchor-type="as-char" svg:y="-0.377cm" svg:width="0.425cm" svg:height="0.469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7">kolorów wymaga </text:span><text:span text:style-name="T7"><draw:frame draw:style-name="fr1" draw:name="Obiekt1" text:anchor-type="as-char" svg:y="-0.437cm" svg:width="0.579cm" svg:height="0.531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7">porównań. </text:span><text:span text:style-name="T6">W pesymistycznym wypadku graf</text:span><text:span text:style-name="T12">ów</text:span><text:span text:style-name="T6"> bardzo gęstych lub wręcz pełnych, </text:span><text:span text:style-name="T9">ilość kolorów będzie równa ilości wierzchołków</text:span><text:span text:style-name="T9"><draw:frame draw:style-name="fr1" draw:name="Obiekt5" text:anchor-type="as-char" svg:y="-0.377cm" svg:width="1cm" svg:height="0.469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6">co sprowadza złożoność obliczeniową do </text:span><text:span text:style-name="T9">jeszcze wyższej klasy</text:span><text:span text:style-name="T9"><draw:frame draw:style-name="fr1" draw:name="Obiekt8" text:anchor-type="as-char" svg:y="-0.439cm" svg:width="1.222cm" svg:height="0.561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9">. </text:span><text:span text:style-name="T10">Czas działania takiego algorytmu </text:span><text:span text:style-name="T9">jest niepraktycznie długi jeśli liczba wierzchołków </text:span><text:span text:style-name="T11">dochodzi do </text:span><text:span text:style-name="T9">10, </text:span><text:span text:style-name="T14">co w większości wypadków właściwie wyklucza jego praktyczne stosowanie.</text:span></text:p>
      <text:p text:style-name="P26"><text:soft-page-break/><text:span text:style-name="T97">Pseudokod </text:span><text:span text:style-name="T98">1</text:span><text:span text:style-name="T67">. </text:span><text:span text:style-name="T76">A</text:span><text:span text:style-name="T72">lgorytm dokładn</text:span><text:span text:style-name="T76">y.</text:span></text:p>
      <text:p text:style-name="P37"><text:span text:style-name="T48">Dane: graf o N wierzcholkach,</text:span></text:p>
      <text:p text:style-name="P49"><text:span text:style-name="T36">po</text:span><text:span text:style-name="T37">licz_kolory(kolorowanie) –</text:span><text:span text:style-name="T36"> </text:span><text:span text:style-name="T47">funkcja podająca ilość wartości użytych kolorów</text:span></text:p>
      <text:p text:style-name="P1">legalne_kolorowanie(kolorowanie) <text:span text:style-name="T49">–</text:span><text:span text:style-name="T50"> </text:span><text:span text:style-name="T24">funkcja </text:span><text:span text:style-name="T23">informująca czy podane kolorowanie <text:tab/><text:tab/><text:tab/><text:tab/><text:tab/><text:tab/> <text:s text:c="6"/>jest dozwolone</text:span></text:p>
      <text:p text:style-name="P2">procedura <text:span text:style-name="T47">koloruj_</text:span>bruteforce(graf):</text:p>
      <text:p text:style-name="P2"><text:tab/><text:span text:style-name="T45">int obecne_</text:span>kolorowanie<text:span text:style-name="T45">[N] := {0};</text:span></text:p>
      <text:p text:style-name="P2"><text:tab/><text:span text:style-name="T61">licznik := 0;</text:span></text:p>
      <text:p text:style-name="P2"><text:tab/><text:span text:style-name="T62">while licznik &lt; N ^ N:</text:span></text:p>
      <text:p text:style-name="P2"><text:tab/><text:tab/><text:span text:style-name="T66">if legalne_kolorowanie(obecne_</text:span>kolorowanie<text:span text:style-name="T45">):</text:span></text:p>
      <text:p text:style-name="P2"><text:tab/><text:tab/><text:tab/><text:span text:style-name="T66">if </text:span><text:span text:style-name="T48">po</text:span><text:span text:style-name="T49">licz_kolory(kolorowanie) </text:span><text:span text:style-name="T51">&lt; </text:span><text:span text:style-name="T52">:</text:span></text:p>
      <text:p text:style-name="P17"><text:span text:style-name="T48"><text:tab/><text:tab/><text:tab/><text:tab/>najlepsze_kolorowanie := obecne_kolorowanie;</text:span></text:p>
      <text:p text:style-name="P2"><text:span text:style-name="T52"><text:tab/><text:tab/><text:tab/></text:span><text:span text:style-name="T57">endif;</text:span></text:p>
      <text:p text:style-name="P19"><text:tab/><text:tab/>endif;</text:p>
      <text:p text:style-name="P2"><text:span text:style-name="T52"><text:tab/><text:tab/></text:span><text:span text:style-name="T48">in</text:span><text:span text:style-name="T53">kr</text:span><text:span text:style-name="T48">_</text:span><text:span text:style-name="T53">z_przeniesieniem</text:span><text:span text:style-name="T48">(kolorowanie</text:span><text:span text:style-name="T49">,</text:span><text:span text:style-name="T48"> i, </text:span><text:span text:style-name="T59">N</text:span><text:span text:style-name="T48">);</text:span></text:p>
      <text:p text:style-name="P3"><text:span text:style-name="T48"><text:tab/></text:span><text:span text:style-name="T56">endwhile;</text:span></text:p>
      <text:p text:style-name="P2"/>
      <text:p text:style-name="P2">procedura in<text:span text:style-name="T63">kr</text:span>_<text:span text:style-name="T63">z_przeniesieniem</text:span>(kolorowanie<text:span text:style-name="T47">,</text:span> i, k_max):</text:p>
      <text:p text:style-name="P2"><text:tab/><text:span text:style-name="T64">kolorowanie[i] += 1</text:span></text:p>
      <text:p text:style-name="P2"><text:tab/><text:span text:style-name="T65">if kolorowanie[i] &gt; k_max:</text:span></text:p>
      <text:p text:style-name="P2"><text:tab/><text:tab/><text:span text:style-name="T65">kolorowanie[i] = 0;</text:span></text:p>
      <text:p text:style-name="P2"><text:tab/><text:tab/><text:span text:style-name="T65">inkr_z_przeniesieniem(kolorowanie, i+1, k_max);</text:span></text:p>
      <text:p text:style-name="P2"><text:tab/><text:span text:style-name="T70">endif;</text:span></text:p>
      <text:p text:style-name="P4"/>
      <text:p text:style-name="P34"><text:span text:style-name="T107">Niech będzie d</text:span>any przykładowy graf<draw:frame draw:style-name="fr1" draw:name="Obiekt28" text:anchor-type="as-char" svg:y="-0.377cm" svg:width="0.519cm" svg:height="0.469cm" draw:z-index="17"><draw:object xlink:href="./Object 30" xlink:type="simple" xlink:show="embed" xlink:actuate="onLoad"/><draw:image xlink:href="./ObjectReplacements/Object 30" xlink:type="simple" xlink:show="embed" xlink:actuate="onLoad"/><svg:desc>formuła</svg:desc></draw:frame><text:span text:style-name="T28">postaci</text:span>:<draw:frame draw:style-name="fr1" draw:name="Obiekt29" text:anchor-type="as-char" svg:y="-0.377cm" svg:width="7.071cm" svg:height="0.469cm" draw:z-index="18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P34">Algorytm dokład<text:span text:style-name="T28">n</text:span>y zaimplementowany w wyż<text:span text:style-name="T89">ej przedstawiony </text:span>sposób <text:span text:style-name="T28">wyznaczy </text:span>będzie generował i sprawdzał kolejne <text:span text:style-name="T28"><text:s/></text:span>kolorowania <text:s/>w następującej kolejności:</text:p>
      <text:p text:style-name="P53"><text:span text:style-name="T32">[1] <text:s/></text:span>{1: 0, 2: 0, 3: 0, 4: 0}</text:p>
      <text:p text:style-name="P53"><text:span text:style-name="T32">[2] <text:s/></text:span>{1: 1, 2: 0, 3: 0, 4: 0}</text:p>
      <text:p text:style-name="P53"><text:span text:style-name="T32">[3] <text:s/></text:span>{1: 2, 2: 0, 3: 0, 4: 0}</text:p>
      <text:p text:style-name="P53"><text:span text:style-name="T32">[4] <text:s/></text:span>{1: 3, 2: 0, 3: 0, 4: 0}</text:p>
      <text:p text:style-name="P53"><text:span text:style-name="T32">[5] <text:s/></text:span>{1: 4, 2: 0, 3: 0, 4: 0}</text:p>
      <text:p text:style-name="P53"><text:span text:style-name="T32">[6] <text:s/></text:span>{1: 0, 2: 1, 3: 0, 4: 0}</text:p>
      <text:p text:style-name="P35"><text:span text:style-name="T82">… <text:tab/><text:tab/><text:tab/><text:tab/><text:tab/><text:tab/></text:span>i<text:span text:style-name="T90">td.</text:span>; po natrafieniu na <text:span text:style-name="T34">36. </text:span>odpowiedź <text:span text:style-name="T29">o kodach</text:span></text:p>
      <text:p text:style-name="P35"><text:span text:style-name="T33">[</text:span><text:span text:style-name="T83">36] </text:span><text:span text:style-name="T82">{1: 0, 2: 2, 3: 1, 4: 0} <text:tab/></text:span>rozpozna ją jako legalną, zapisze jako tymczasowo najlepszą, <text:span text:style-name="T91">przypisze</text:span><text:span text:style-name="T91"><draw:frame draw:style-name="fr1" draw:name="Obiekt32" text:anchor-type="as-char" svg:y="-0.377cm" svg:width="1.88cm" svg:height="0.469cm" draw:z-index="14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91">, i będzie kontynuował przeszukiwanie kolejnych wartości, aż licznik osiągnie wartość </text:span><text:span text:style-name="T91"><draw:frame draw:style-name="fr1" draw:name="Obiekt30" text:anchor-type="as-char" svg:y="-0.439cm" svg:width="0.757cm" svg:height="0.531cm" draw:z-index="19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1">. W przypadku danego grafu </text:span><text:span text:style-name="T91"><draw:frame draw:style-name="fr1" draw:name="Obiekt26" text:anchor-type="as-char" svg:y="-0.377cm" svg:width="0.519cm" svg:height="0.469cm" draw:z-index="15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91"> </text:span><text:soft-page-break/><text:span text:style-name="T91">wśród wygenerowanych kodów nie zostanie znalezione rozwiązanie o niższym</text:span><text:span text:style-name="T91"><draw:frame draw:style-name="fr1" draw:name="Obiekt31" text:anchor-type="as-char" svg:y="-0.386cm" svg:width="1.138cm" svg:height="0.506cm" draw:z-index="16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91">i pierwsze znalezione legalne kolorowanie jest już optymalne. Jednak dla pewności konieczne jest przejrzenie wszystkich możliwych rozwiązań.</text:span></text:p>
      <text:p text:style-name="P36"/>
      <text:p text:style-name="P36"><text:span text:style-name="T3"><text:tab/>Można podjąć próbę optymalizacji poprzez heurystyczne wyznaczenie na początku działania algorytmu maksymalnej możliwej wartości</text:span><text:span text:style-name="T3"><draw:frame draw:style-name="fr1" draw:name="Obiekt9" text:anchor-type="as-char" svg:y="-0.377cm" svg:width="0.425cm" svg:height="0.469cm" draw:z-index="2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3">– górnego ograniczenia liczby chromatycznej – przy użyciu innego podejścia, na przykład algorytmu zachłannego, po czym standardowo wyznaczyć </text:span><text:span text:style-name="T3"><draw:frame draw:style-name="fr1" draw:name="Obiekt10" text:anchor-type="as-char" svg:y="-0.437cm" svg:width="0.579cm" svg:height="0.529cm" draw:z-index="2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3">wariantów. Dodatkowo po znalezieniu rozwiązania o niższej liczbie kolorów można ponownie zmniejszać</text:span><text:span text:style-name="T3"><draw:frame draw:style-name="fr1" draw:name="Obiekt17" text:anchor-type="as-char" svg:y="-0.377cm" svg:width="0.425cm" svg:height="0.469cm" draw:z-index="22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3">i dodatkowo ograniczać zakres przeszukiwanych rozwiązań. Dla grafów rzadkich może to stanowić bardzo istotne usprawnienie, jednakże mimo tego w dalszym ciągu czas działania takiego algorytmu ogranicza jego zastosowanie do raczej niewielkich grafów.</text:span></text:p>
      <text:p text:style-name="P27"/>
      <text:p text:style-name="P27">Pseudokod <text:span text:style-name="T67">2. </text:span><text:span text:style-name="T76">Zmodyfikowany </text:span><text:span text:style-name="T72">algorytm dokładn</text:span><text:span text:style-name="T76">y </text:span><text:span text:style-name="T77">z ograniczeniem</text:span><text:span text:style-name="T76">.</text:span></text:p>
      <text:p text:style-name="P37"><text:span text:style-name="T48">Dane </text:span><text:span text:style-name="T54">wejściowe i procedura </text:span><text:span text:style-name="T38">in</text:span><text:span text:style-name="T39">kr</text:span><text:span text:style-name="T38">_</text:span><text:span text:style-name="T39">z_przeniesieniem</text:span><text:span text:style-name="T54"> </text:span><text:span text:style-name="T60">zdefiniowane</text:span><text:span text:style-name="T55"> </text:span><text:span text:style-name="T54">w pseudokodzie 1.</text:span></text:p>
      <text:p text:style-name="P5"/>
      <text:p text:style-name="P5">procedura <text:span text:style-name="T47">koloruj_branch_and_bound</text:span>(graf):</text:p>
      <text:p text:style-name="P6"><text:tab/><text:span text:style-name="T45">int obecne_</text:span>kolorowanie<text:span text:style-name="T45">[N] := {0};</text:span></text:p>
      <text:p text:style-name="P5"><text:tab/><text:span text:style-name="T47">najle</text:span><text:tab/>psze_kolorowani<text:span text:style-name="T47">e</text:span> := <text:span text:style-name="T47">koloruj_zachlannie(graf);</text:span></text:p>
      <text:p text:style-name="P5"><text:tab/><text:span text:style-name="T47">k_max := policz_kolory(najlepsze_kolorwanie);</text:span></text:p>
      <text:p text:style-name="P7"><text:tab/><text:span text:style-name="T61">licznik := 0;</text:span></text:p>
      <text:p text:style-name="P7"><text:tab/><text:span text:style-name="T62">while licznik &lt; max_k ^ N:</text:span></text:p>
      <text:p text:style-name="P8"><text:tab/><text:tab/><text:span text:style-name="T66">if legalne_kolorowanie(obecne_</text:span>kolorowanie<text:span text:style-name="T45">):</text:span></text:p>
      <text:p text:style-name="P9"><text:tab/><text:tab/><text:tab/><text:span text:style-name="T66">if </text:span><text:span text:style-name="T48">po</text:span><text:span text:style-name="T49">licz_kolory(kolorowanie) </text:span><text:span text:style-name="T51">&lt; </text:span><text:span text:style-name="T52">k_max:</text:span></text:p>
      <text:p text:style-name="P20"><text:tab/><text:tab/><text:tab/><text:tab/>najlepsze_kolorowanie := obecne_kolorowanie;</text:p>
      <text:p text:style-name="P10"><text:span text:style-name="T52"><text:tab/><text:tab/><text:tab/><text:tab/>k_max = po</text:span><text:span text:style-name="T49">licz_kolory(kolorowanie)</text:span><text:span text:style-name="T52">;</text:span></text:p>
      <text:p text:style-name="P10"><text:span text:style-name="T52"><text:tab/><text:tab/><text:tab/></text:span><text:span text:style-name="T58">endif;</text:span></text:p>
      <text:p text:style-name="P21"><text:tab/><text:tab/>endif;</text:p>
      <text:p text:style-name="P11"><text:span text:style-name="T52"><text:tab/><text:tab/></text:span><text:span text:style-name="T48">in</text:span><text:span text:style-name="T53">kr</text:span><text:span text:style-name="T48">_</text:span><text:span text:style-name="T53">z_przeniesieniem</text:span><text:span text:style-name="T48">(kolorowanie</text:span><text:span text:style-name="T49">,</text:span><text:span text:style-name="T48"> i, k_max);</text:span></text:p>
      <text:p text:style-name="P55"><text:span text:style-name="T40"><text:tab/></text:span><text:span text:style-name="T41">endwhile;</text:span></text:p>
      <text:h text:style-name="P38" text:outline-level="4"/>
      <text:h text:style-name="P38" text:outline-level="4"><text:tab/>Dla przykładowego <text:span text:style-name="T93">grafu</text:span><text:span text:style-name="T93"><draw:frame draw:style-name="fr1" draw:name="Obiekt11" text:anchor-type="as-char" svg:y="-0.377cm" svg:width="0.519cm" svg:height="0.469cm" draw:z-index="25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93">kolejność generowania pierwszych rozwiązań jest identyczna jak w podstawowym algorytmie, rozwiązane optymalne również zostaje znalezione jako 36., lecz w tym momencie następuje przypisanie</text:span><text:span text:style-name="T93"><draw:frame draw:style-name="fr1" draw:name="Obiekt12" text:anchor-type="as-char" svg:y="-0.377cm" svg:width="1.953cm" svg:height="0.469cm" draw:z-index="26"><draw:object xlink:href="./Object 18" xlink:type="simple" xlink:show="embed" xlink:actuate="onLoad"/><draw:image xlink:href="./ObjectReplacements/Object 18" xlink:type="simple" xlink:show="embed" xlink:actuate="onLoad"/></draw:frame></text:span><text:span text:style-name="T93">i program zwróci wynik już po sprawdzeniu</text:span><text:span text:style-name="T93"><draw:frame draw:style-name="fr1" draw:name="Obiekt34" text:anchor-type="as-char" svg:y="-0.439cm" svg:width="1.513cm" svg:height="0.531cm" draw:z-index="27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93">rozwiązań.</text:span></text:h>
      <text:h text:style-name="P28" text:outline-level="4"><text:soft-page-break/><text:tab/>Pamięciowa złożoność <text:span text:style-name="T92">obu algorytmów dokładnych wynosi</text:span><draw:frame draw:style-name="fr1" draw:name="Obiekt13" text:anchor-type="as-char" svg:y="-0.386cm" svg:width="1.215cm" svg:height="0.51cm" draw:z-index="23"><draw:object xlink:href="./Object 11" xlink:type="simple" xlink:show="embed" xlink:actuate="onLoad"/><draw:image xlink:href="./ObjectReplacements/Object 11" xlink:type="simple" xlink:show="embed" xlink:actuate="onLoad"/><svg:desc>formuła</svg:desc></draw:frame><text:span text:style-name="T25">gdyż konieczne jest utworzenie nowej struktury danych mieszczącej rozwiązanie (przyporządkowany kolor) dla każdego z</text:span><text:span text:style-name="T25"><draw:frame draw:style-name="fr1" draw:name="Obiekt18" text:anchor-type="as-char" svg:y="-0.377cm" svg:width="0.422cm" svg:height="0.469cm" draw:z-index="24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5">wierzchołków; z tej racji jest to praktycznie minimalna złożoność pamięciowa dla rozwiązania problemu kolorowania.</text:span></text:h>
      <text:h text:style-name="P28" text:outline-level="4"/>
      <text:h text:style-name="P62" text:outline-level="4">Algorytm zachłanny</text:h>
      <text:p text:style-name="P29"/>
      <text:p text:style-name="P29"><text:tab/><text:span text:style-name="T31">Wszystkie pozostałe omawiane algorytmy to algorytmy przybliżone, nie gwarantujące dokładnego rozwiązania problemu (uzyskania optymalnego kolorowania) a jedynie pewne jego przybliżenie. Pierwszym z nich jest najprostszy z omawianych, </text:span>algorytm zachłanny. <text:span text:style-name="T27">Inicjalizuje on strukturę danych (na przykład słownik lub tablicę haszującą) kolorowania z tą samą wartością (na przykład kodem 0) dla wszystkich wierzchołków. W następnym kroku iteruje po kolejnych wierzchołkach, inkrementując przypisaną im wartość aż do momentu w którym żaden wierzchołek sąsiadujący z aktualnie przetwarzanym nie ma przypisanej takiej samej wartości. Rozwiązanie uzyskiwane jest szybko, w wielomianowym czasie, jednak jak wspomniano może nie być optymalne (dokładne).</text:span></text:p>
      <text:p text:style-name="P27"/>
      <text:p text:style-name="P51">Pseudokod <text:span text:style-name="T68">3. </text:span><text:span text:style-name="T74">A</text:span><text:span text:style-name="T72">lgorytm </text:span><text:span text:style-name="T75">zachłan</text:span><text:span text:style-name="T72">n</text:span><text:span text:style-name="T74">y.</text:span></text:p>
      <text:p text:style-name="P50">Dane: graf o N wierzcholkach</text:p>
      <text:p text:style-name="P12"/>
      <text:p text:style-name="P12"><text:span text:style-name="T69">p</text:span>rocedura koloruj_zachlannie(graf):</text:p>
      <text:p text:style-name="P12"><text:tab/><text:span text:style-name="T45">int </text:span>kolorowanie<text:span text:style-name="T45">[N] := {0};</text:span></text:p>
      <text:p text:style-name="P12"><text:tab/><text:span text:style-name="T44">for i = 0 to N</text:span>:</text:p>
      <text:p text:style-name="P12"><text:tab/><text:tab/><text:span text:style-name="T104">v = graf.wierzcholki[i]</text:span></text:p>
      <text:p text:style-name="P12"><text:tab/><text:tab/><text:span text:style-name="T45">lista sasiednie_kolory := [];</text:span></text:p>
      <text:p text:style-name="P13"><text:tab/><text:tab/><text:span text:style-name="T45">for j = 1 to N</text:span>:</text:p>
      <text:p text:style-name="P13"><text:tab/><text:tab/><text:tab/><text:span text:style-name="T45">if graf.zawiera_krawedz(v, j):</text:span></text:p>
      <text:p text:style-name="P13"><text:tab/><text:tab/><text:tab/><text:tab/><text:span text:style-name="T45">sasiednie_kolory.dodaj(kolorowanie[j]);</text:span></text:p>
      <text:p text:style-name="P13"><text:tab/><text:tab/><text:span text:style-name="T46">endfor;</text:span></text:p>
      <text:p text:style-name="P14"><text:tab/><text:tab/><text:span text:style-name="T45">while sasiednie_kolory.zawiera(kolorowanie[v]):</text:span></text:p>
      <text:p text:style-name="P12"><text:tab/><text:tab/><text:tab/><text:tab/>kolorowanie[v] <text:span text:style-name="T43">+</text:span>= <text:span text:style-name="T43">1</text:span>;</text:p>
      <text:p text:style-name="P12"><text:tab/><text:tab/><text:span text:style-name="T46">endwhile;</text:span></text:p>
      <text:p text:style-name="P12"><text:tab/><text:span text:style-name="T46">endfor;</text:span></text:p>
      <text:p text:style-name="P30"/>
      <text:p text:style-name="P30"/>
      <text:p text:style-name="P56"><text:soft-page-break/><text:span text:style-name="T17"><text:tab/>Pamięciowa złożoność</text:span><text:span text:style-name="T17"><draw:frame draw:style-name="fr1" draw:name="Obiekt14" text:anchor-type="as-char" svg:y="-0.386cm" svg:width="1.215cm" svg:height="0.51cm" draw:z-index="30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7">jest </text:span><text:span text:style-name="T18">analogiczna do algorytmu dokładnego. Dużą zaletą jest niska złożoność czasowa</text:span><text:span text:style-name="T18"><draw:frame draw:style-name="fr1" draw:name="Obiekt15" text:anchor-type="as-char" svg:y="-0.439cm" svg:width="1.219cm" svg:height="0.561cm" draw:z-index="31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8">, osiągana jest ona jednak kosztem rezygnacji z dokładnego rozwiązania i zadowolenia się jego przybliżeniem. Dokładność uzyskanego przybliżenia zależy od badanego zbioru danych oraz szczegółów implementacji.</text:span></text:p>
      <text:p text:style-name="P31"><text:span text:style-name="T8"/></text:p>
      <text:h text:style-name="P39" text:outline-level="4"><text:tab/>Dla <text:span text:style-name="T95">wcześniej danego</text:span> przykładowego <text:span text:style-name="T93">grafu</text:span><text:span text:style-name="T93"><draw:frame draw:style-name="fr1" draw:name="Obiekt38" text:anchor-type="as-char" svg:y="-0.377cm" svg:width="0.519cm" svg:height="0.469cm" draw:z-index="29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93">, zakładając przechodzenie wierzchołków w rosnącej kolejności:</text:span></text:h>
      <text:list xml:id="list5923628369315102521" text:style-name="L2">
        <text:list-item>
          <text:h text:style-name="P57" text:outline-level="4"><text:span text:style-name="T15">wierzchołki sąsiadujące z 1. mają przypisane wartości 0, 0, </text:span><text:span text:style-name="T19">stąd</text:span><text:span text:style-name="T15"> </text:span><text:span text:style-name="T84">kolorowanie[1]</text:span><text:span text:style-name="T15"> zostaje zwiększon</text:span><text:span text:style-name="T16">e</text:span><text:span text:style-name="T15"> do 1.</text:span></text:h>
        </text:list-item>
        <text:list-item>
          <text:h text:style-name="P40" text:outline-level="4"><text:span text:style-name="T94">sąsiedzi wierzchołka 2. są pokolorowane 1, 0, 0, więc </text:span><text:span text:style-name="T86">kolorowanie[</text:span><text:span text:style-name="T87">2</text:span><text:span text:style-name="T86">] </text:span><text:span text:style-name="T94">zostaje inkrementowane do 2.</text:span></text:h>
        </text:list-item>
        <text:list-item>
          <text:h text:style-name="P40" text:outline-level="4"><text:span text:style-name="T94">sąsiedzi 3. mają przypisane kolejno 1, 2, 0, więc <text:s/></text:span><text:span text:style-name="T86">kolorowanie[</text:span><text:span text:style-name="T87">3</text:span><text:span text:style-name="T86">]</text:span><text:span text:style-name="T94"> jest zwiększane aż do 3.</text:span></text:h>
        </text:list-item>
        <text:list-item>
          <text:h text:style-name="P43" text:outline-level="4">wreszcie wierzchołki sąsiadujące z 4 pokolorowane są jako 2 i 3, stąd <text:span text:style-name="T86">kolorowanie[</text:span><text:span text:style-name="T87">4</text:span><text:span text:style-name="T86">]</text:span> pozostaje równe 0.</text:h>
        </text:list-item>
      </text:list>
      <text:p text:style-name="P56"><text:span text:style-name="T17">Liczba użytych kolorów równa jest 4, rozwiązanie nie jest więc optymalne.</text:span></text:p>
      <text:p text:style-name="P56"><text:span text:style-name="T8"><text:tab/></text:span></text:p>
      <text:h text:style-name="P63" text:outline-level="4">Algorytm <text:span text:style-name="T26">przybliżo</text:span>ny: <text:span text:style-name="T26">LF </text:span></text:h>
      <text:p text:style-name="P45"><text:tab/>Algorytm Largest First jest m<text:span text:style-name="T101">odyfik</text:span>acją algorytmu zachłannego. <text:span text:style-name="T32">Pierwszym krokiem jest stworzenie listy wierzchołków, posortowanej według ich stopnia. Następnie według uzyskanej kolejności zostają one pokolorowane zachłannie.</text:span></text:p>
      <text:p text:style-name="P47"><text:tab/>Pamięciowa złożoność <text:span text:style-name="T35">obliczeniowa znów wynosi</text:span><text:span text:style-name="T35"><draw:frame draw:style-name="fr1" draw:name="Obiekt19" text:anchor-type="as-char" svg:y="-0.386cm" svg:width="1.215cm" svg:height="0.51cm" draw:z-index="32"><draw:object xlink:href="./Object 16" xlink:type="simple" xlink:show="embed" xlink:actuate="onLoad"/><draw:image xlink:href="./ObjectReplacements/Object 16" xlink:type="simple" xlink:show="embed" xlink:actuate="onLoad"/><svg:desc>formuła</svg:desc></draw:frame></text:span>. <text:span text:style-name="T30">Wprawdzie przed stworzeniem struktury danych odpowiedzi konieczne jest dodatkowo stworzenie listy wierzchołków posortowanej według ich stopnia, również o długości</text:span><text:span text:style-name="T30"><draw:frame draw:style-name="fr1" draw:name="Obiekt33" text:anchor-type="as-char" svg:y="-0.377cm" svg:width="0.549cm" svg:height="0.469cm" draw:z-index="33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30">, lecz w notacji asymptotycznej taka różnica nie ma znaczenia. Utrzymana zostaje również wielomianowa złożoność czasowa. Pierwszym etapem jest sortowanie listy o długości</text:span><text:span text:style-name="T30"><draw:frame draw:style-name="fr1" draw:name="Obiekt27" text:anchor-type="as-char" svg:y="-0.377cm" svg:width="0.549cm" svg:height="0.469cm" draw:z-index="34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0">, dla którego można przyjąć <text:s/>złożoności średnią</text:span><text:span text:style-name="T30"><draw:frame draw:style-name="fr1" draw:name="Obiekt35" text:anchor-type="as-char" svg:y="-0.386cm" svg:width="2.058cm" svg:height="0.51cm" draw:z-index="35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30">i pesymistyczną</text:span><text:span text:style-name="T30"><draw:frame draw:style-name="fr1" draw:name="Obiekt36" text:anchor-type="as-char" svg:y="-0.439cm" svg:width="1.219cm" svg:height="0.561cm" draw:z-index="36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30">. Założenie jest o tyle słuszne że algorytm sortowania z <text:s/>biblioteki standardowej użytego języka – Python 3 – bazuje na sortowaniu szybkim o takich złożonościach. Kroki te i tak nie są trudniejsze niż następujące po nich zachłanne kolorowanie o klasie</text:span><text:span text:style-name="T30"><draw:frame draw:style-name="fr1" draw:name="Obiekt16" text:anchor-type="as-char" svg:y="-0.439cm" svg:width="1.219cm" svg:height="0.561cm" draw:z-index="37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30">.</text:span></text:p>
      <text:p text:style-name="P32">Pseudokod <text:span text:style-name="T100">4. </text:span><text:span text:style-name="T78">A</text:span><text:span text:style-name="T72">lgorytm </text:span><text:span text:style-name="T79">LF.</text:span></text:p>
      <text:p text:style-name="P52"><text:soft-page-break/>Dane: graf o N wierzchołkach,</text:p>
      <text:p text:style-name="P15"/>
      <text:p text:style-name="P15"><text:span text:style-name="T69">p</text:span>rocedura koloruj_<text:span text:style-name="T102">lf</text:span>(graf):</text:p>
      <text:p text:style-name="P15"><text:tab/><text:span text:style-name="T102">int v_malejaco[N] = sortuj(graf.wierzcholki, key=graf.stopien(v))</text:span></text:p>
      <text:p text:style-name="P15"><text:span text:style-name="T45"><text:tab/>int </text:span>kolorowanie<text:span text:style-name="T45">[N] := {0};</text:span></text:p>
      <text:p text:style-name="P15"><text:tab/><text:span text:style-name="T44">for i = N to 0</text:span>:</text:p>
      <text:p text:style-name="P16"><text:tab/><text:tab/><text:span text:style-name="T103">v := v_malejaco[i];</text:span></text:p>
      <text:p text:style-name="P15"><text:tab/><text:tab/><text:span text:style-name="T45">lista sasiednie_kolory := [];</text:span></text:p>
      <text:p text:style-name="P15"><text:tab/><text:tab/><text:span text:style-name="T45">for j = 1 to N</text:span>:</text:p>
      <text:p text:style-name="P16"><text:tab/><text:tab/><text:tab/><text:span text:style-name="T45">if graf.zawiera_krawedz(v, j):</text:span></text:p>
      <text:p text:style-name="P15"><text:tab/><text:tab/><text:tab/><text:tab/><text:span text:style-name="T45">sasiednie_kolory.dodaj(kolorowanie[j]);</text:span></text:p>
      <text:p text:style-name="P15"><text:tab/><text:tab/><text:span text:style-name="T46">endfor;</text:span></text:p>
      <text:p text:style-name="P15"><text:tab/><text:tab/><text:span text:style-name="T45">while sasiednie_kolory.zawiera(kolorowanie[v]):</text:span></text:p>
      <text:p text:style-name="P15"><text:tab/><text:tab/><text:tab/><text:tab/>kolorowanie[v] <text:span text:style-name="T43">+</text:span>= <text:span text:style-name="T43">1</text:span>;</text:p>
      <text:p text:style-name="P15"><text:tab/><text:tab/><text:span text:style-name="T46">endwhile;</text:span></text:p>
      <text:p text:style-name="P15"><text:tab/><text:span text:style-name="T46">endfor;</text:span></text:p>
      <text:p text:style-name="P47"/>
      <text:p text:style-name="P47"><text:span text:style-name="T30"><text:tab/>Algorytm ten, tak samo jak wyjściowy zachłanny, w przypadku ogólnym daje tylko przybliżone rozwiązanie. Jednak jak pokaże przypadek testowy, zastosowana prosta modyfikacja znacząco zwiększa dokładność otrzymywanego przybliżenia.</text:span></text:p>
      <text:h text:style-name="P60" text:outline-level="4"><text:span text:style-name="T4"><text:tab/>Dla </text:span><text:span text:style-name="T17">wcześniej danego</text:span><text:span text:style-name="T4"> przykładowego </text:span><text:span text:style-name="T15">grafu</text:span><text:span text:style-name="T15"><draw:frame draw:style-name="fr1" draw:name="Obiekt37" text:anchor-type="as-char" svg:y="-0.377cm" svg:width="0.519cm" svg:height="0.469cm" draw:z-index="28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5">, zakładając przechodzenie wierzchołków w rosnącej kolejności:</text:span></text:h>
      <text:list xml:id="list5129613663574" text:continue-numbering="true" text:style-name="L2">
        <text:list-item>
          <text:h text:style-name="P58" text:outline-level="4"><text:span text:style-name="T21">lista</text:span><text:span text:style-name="T15"> </text:span><text:span text:style-name="T42">v_malejaco</text:span><text:span text:style-name="T15"> </text:span><text:span text:style-name="T21">ma postać 3, 2, 4, 1</text:span></text:h>
        </text:list-item>
        <text:list-item>
          <text:h text:style-name="P58" text:outline-level="4"><text:span text:style-name="T21">w</text:span><text:span text:style-name="T15">ierzchołki sąsiadujące z </text:span><text:span text:style-name="T21">3</text:span><text:span text:style-name="T15">. mają przypisane wartości </text:span><text:span text:style-name="T21">0</text:span><text:span text:style-name="T15"> więc </text:span><text:span text:style-name="T84">kolorowanie[</text:span><text:span text:style-name="T85">3</text:span><text:span text:style-name="T84">]</text:span><text:span text:style-name="T15"> zostaje zwiększon</text:span><text:span text:style-name="T16">e</text:span><text:span text:style-name="T15"> do </text:span><text:span text:style-name="T21">1</text:span><text:span text:style-name="T15">.</text:span></text:h>
        </text:list-item>
        <text:list-item>
          <text:h text:style-name="P41" text:outline-level="4"><text:span text:style-name="T105">wierzchołki sąsiednie do 2. są pokolorowane 0, 1, 0, więc </text:span><text:span text:style-name="T86">kolorowanie[</text:span><text:span text:style-name="T88">2</text:span><text:span text:style-name="T86">]</text:span><text:span text:style-name="T94"> zostaje inkrementowane do 2.</text:span></text:h>
        </text:list-item>
        <text:list-item>
          <text:h text:style-name="P42" text:outline-level="4"><text:span text:style-name="T94">sąsiedzi 4. mają przypisane kolejno <text:s/>1, 2, więc <text:s/></text:span><text:span text:style-name="T86">kolorowanie[</text:span><text:span text:style-name="T88">4</text:span><text:span text:style-name="T86">]</text:span><text:span text:style-name="T94"> pozostaje równe 0.</text:span></text:h>
        </text:list-item>
        <text:list-item>
          <text:h text:style-name="P44" text:outline-level="4">wreszcie wierzchołki sąsiadujące z <text:span text:style-name="T105">1</text:span> pokolorowane są jako 2, <text:span text:style-name="T106">1,</text:span> stąd <text:span text:style-name="T86">kolorowanie[</text:span><text:span text:style-name="T88">1</text:span><text:span text:style-name="T86">]</text:span> <text:span text:style-name="T105">również pozostaje równe 0.</text:span></text:h>
        </text:list-item>
      </text:list>
      <text:h text:style-name="P59" text:outline-level="4"><text:span text:style-name="T17"><text:tab/>Liczba użytych kolorów równa jest </text:span><text:span text:style-name="T22">3</text:span><text:span text:style-name="T17">, rozwiązanie jest więc </text:span><text:span text:style-name="T22">w tym szczególnym przypadku </text:span><text:span text:style-name="T17">optymalne. </text:span><text:span text:style-name="T22">W przypadku ogólnym tak nie jest, jednak średni błąd przybliżenia i tak jest mniejszy niż dla wyjściowego prostego algorytmu zachłannego</text:span></text:h>
      <text:h text:style-name="P66" text:outline-level="4"><text:soft-page-break/><text:span text:style-name="T8">Algorytm </text:span><text:span text:style-name="T20">genetyczny </text:span></text:h>
      <text:p text:style-name="P33"><text:span text:style-name="T30"><text:tab/>Idea algorytmu genetycznego bazuje na biologicznej teorii ewolucji sterowanej doborem. Zdefiniowane zostają funkcje lub operatory krzyżowania rozwiązań i ich mutacji. W pierwszym kroku zostaje zainicjalizowana populacja osobników – pula losowo <text:s/>wygenerowanych rozwiązań. Zostają one ocenione pod kątem poprawności i liczby użytych kolorów, po czym następuje selekcja rodziców i tworzenie osobników nowego pokolenia. Im dane rozwiązanie jest lepsze, tym większe ma szanse na bycie rodzicem osobnika który pojawi się w następnym pokoleniu. Cykl selekcji rodziców i „hodowania” nowego pokolenia powtarzany jest pewną liczbę razy, po czym zwracane zostaje najlepsze rozwiązanie z ostatniego pokolenia</text:span></text:p>
      <text:p text:style-name="P46"/>
      <text:p text:style-name="P32">Pseudokod <text:span text:style-name="T99">5. </text:span><text:span text:style-name="T80">A</text:span><text:span text:style-name="T72">lgorytm </text:span><text:span text:style-name="T81">genetycz</text:span><text:span text:style-name="T72">n</text:span><text:span text:style-name="T80">y</text:span></text:p>
      <text:p text:style-name="P18">// <text:span text:style-name="T71">omg</text:span></text:p>
      <text:p text:style-name="P32"/>
      <text:p text:style-name="P29"><text:span text:style-name="T31"><text:tab/>Nietypową cechą są </text:span>złożonoś<text:span text:style-name="T31">ci</text:span> <text:span text:style-name="T31">pamięciowa</text:span><text:span text:style-name="T31"><draw:frame draw:style-name="fr1" draw:name="Obiekt23" text:anchor-type="as-char" svg:y="-0.386cm" svg:width="1.619cm" svg:height="0.51cm" draw:z-index="13"><draw:object xlink:href="./Object 20" xlink:type="simple" xlink:show="embed" xlink:actuate="onLoad"/><draw:image xlink:href="./ObjectReplacements/Object 20" xlink:type="simple" xlink:show="embed" xlink:actuate="onLoad"/></draw:frame></text:span><text:span text:style-name="T31">i czasowa</text:span><text:span text:style-name="T31"><draw:frame draw:style-name="fr1" draw:name="Obiekt24" text:anchor-type="as-char" svg:y="-0.386cm" svg:width="1.356cm" svg:height="0.51cm" draw:z-index="8"><draw:object xlink:href="./Object 24" xlink:type="simple" xlink:show="embed" xlink:actuate="onLoad"/><draw:image xlink:href="./ObjectReplacements/Object 24" xlink:type="simple" xlink:show="embed" xlink:actuate="onLoad"/></draw:frame></text:span><text:span text:style-name="T31">zależące nie tylko od zadanej liczby optymalizowanych elementów (wierzchołków grafu), ale także od liczby pokoleń</text:span><text:span text:style-name="T31"><draw:frame draw:style-name="fr1" draw:name="Obiekt20" text:anchor-type="as-char" svg:y="-0.377cm" svg:width="0.467cm" svg:height="0.469cm" draw:z-index="9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31">i ich liczebności</text:span><text:span text:style-name="T31"><draw:frame draw:style-name="fr1" draw:name="Obiekt21" text:anchor-type="as-char" svg:y="-0.377cm" svg:width="0.33cm" svg:height="0.469cm" draw:z-index="10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31">ustalanych przez programistę. Dokładne wartości</text:span><text:span text:style-name="T31"><draw:frame draw:style-name="fr1" draw:name="Obiekt22" text:anchor-type="as-char" svg:y="-0.377cm" svg:width="0.467cm" svg:height="0.469cm" draw:z-index="11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31">i</text:span><text:span text:style-name="T31"><draw:frame draw:style-name="fr1" draw:name="Obiekt25" text:anchor-type="as-char" svg:y="-0.377cm" svg:width="0.33cm" svg:height="0.469cm" draw:z-index="12"><draw:object xlink:href="./Object 25" xlink:type="simple" xlink:show="embed" xlink:actuate="onLoad"/><draw:image xlink:href="./ObjectReplacements/Object 25" xlink:type="simple" xlink:show="embed" xlink:actuate="onLoad"/></draw:frame></text:span><text:span text:style-name="T31">zazwyczaj będą musiały zostać ustalone empirycznie, tak aby z jednej strony uzyskać satysfakcjonującą dokładność przybliżenia wyniku, z drugiej otrzymywać je w odpowiednio krótkim czasie. </text:span></text:p>
      <text:p text:style-name="P32"/>
      <text:h text:style-name="P64" text:outline-level="4">Sieć neuronowa </text:h>
      <text:p text:style-name="P48"><text:tab/>Maaaarciii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50:04.245059782</meta:creation-date>
    <meta:generator>LibreOffice/4.2.7.2$Linux_X86_64 LibreOffice_project/420m0$Build-2</meta:generator>
    <dc:date>2015-01-05T00:51:29.399397559</dc:date>
    <meta:editing-duration>PT9H56M17S</meta:editing-duration>
    <meta:editing-cycles>191</meta:editing-cycles>
    <meta:document-statistic meta:table-count="0" meta:image-count="0" meta:object-count="38" meta:page-count="7" meta:paragraph-count="117" meta:word-count="1398" meta:character-count="11058" meta:non-whitespace-character-count="9613"/>
  </office:meta>
</office:document-meta>
</file>

<file path=Object 1/content.xml><?xml version="1.0" encoding="utf-8"?>
<math xmlns="http://www.w3.org/1998/Math/MathML" display="block">
  <semantics>
    <mi>n</mi>
    <annotation encoding="StarMath 5.0">n </annotation>
  </semantics>
</math>
</file>

<file path=Object 10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2/content.xml><?xml version="1.0" encoding="utf-8"?>
<math xmlns="http://www.w3.org/1998/Math/MathML" display="block">
  <semantics>
    <mi>n</mi>
    <annotation encoding="StarMath 5.0">n </annotation>
  </semantics>
</math>
</file>

<file path=Object 13/content.xml><?xml version="1.0" encoding="utf-8"?>
<math xmlns="http://www.w3.org/1998/Math/MathML" display="block">
  <semantics>
    <mi>G</mi>
    <annotation encoding="StarMath 5.0">G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row>
      <mtext>k_max</mtext>
      <mo stretchy="false">=</mo>
      <mn>3</mn>
    </mrow>
    <annotation encoding="StarMath 5.0">"k_max"=3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k</mi>
    <annotation encoding="StarMath 5.0">k 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p</mi>
          </mrow>
        </mrow>
        <mo fence="true" stretchy="false">)</mo>
      </mrow>
    </mrow>
    <annotation encoding="StarMath 5.0">O(N cdot p)</annotation>
  </semantics>
</math>
</file>

<file path=Object 21/content.xml><?xml version="1.0" encoding="utf-8"?>
<math xmlns="http://www.w3.org/1998/Math/MathML" display="block">
  <semantics>
    <mi>p</mi>
    <annotation encoding="StarMath 5.0">p</annotation>
  </semantics>
</math>
</file>

<file path=Object 22/content.xml><?xml version="1.0" encoding="utf-8"?>
<math xmlns="http://www.w3.org/1998/Math/MathML" display="block">
  <semantics>
    <mi>l</mi>
    <annotation encoding="StarMath 5.0">l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l</mi>
          </mrow>
        </mrow>
        <mo fence="true" stretchy="false">)</mo>
      </mrow>
    </mrow>
    <annotation encoding="StarMath 5.0">O(n cdot l )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row>
      <mtext>k_min</mtext>
      <mo stretchy="false">=</mo>
      <mn>3</mn>
    </mrow>
    <annotation encoding="StarMath 5.0">"k_min" = 3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G</mi>
    <annotation encoding="StarMath 5.0">G</annotation>
  </semantics>
</math>
</file>

<file path=Object 29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3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30/content.xml><?xml version="1.0" encoding="utf-8"?>
<math xmlns="http://www.w3.org/1998/Math/MathML" display="block">
  <semantics>
    <mi>G</mi>
    <annotation encoding="StarMath 5.0">G</annotation>
  </semantics>
</math>
</file>

<file path=Object 31/content.xml><?xml version="1.0" encoding="utf-8"?>
<math xmlns="http://www.w3.org/1998/Math/MathML" display="block">
  <semantics>
    <mtext>{1:[2, 3], 2:[1, 3, 4], 3:[1, 2, 4], 4:[3, 2]}</mtext>
    <annotation encoding="StarMath 5.0">"{1:[2, 3], 2:[1, 3, 4], 3:[1, 2, 4], 4:[3, 2]}"</annotation>
  </semantics>
</math>
</file>

<file path=Object 32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3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⋅</mo>
              <mi>log</mi>
            </mrow>
            <mi>n</mi>
          </mrow>
        </mrow>
        <mo fence="true" stretchy="false">)</mo>
      </mrow>
    </mrow>
    <annotation encoding="StarMath 5.0">O( n cdot log n )</annotation>
  </semantics>
</math>
</file>

<file path=Object 34/content.xml><?xml version="1.0" encoding="utf-8"?>
<math xmlns="http://www.w3.org/1998/Math/MathML" display="block">
  <semantics>
    <msup>
      <mtext>k_max</mtext>
      <mi>n</mi>
    </msup>
    <annotation encoding="StarMath 5.0">"k_max"^n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>G</mi>
    <annotation encoding="StarMath 5.0">G</annotation>
  </semantics>
</math>
</file>

<file path=Object 4/content.xml><?xml version="1.0" encoding="utf-8"?>
<math xmlns="http://www.w3.org/1998/Math/MathML" display="block">
  <semantics>
    <mi>k</mi>
    <annotation encoding="StarMath 5.0">k </annotation>
  </semantics>
</math>
</file>

<file path=Object 5/content.xml><?xml version="1.0" encoding="utf-8"?>
<math xmlns="http://www.w3.org/1998/Math/MathML" display="block">
  <semantics>
    <mrow>
      <mi>k</mi>
      <mo stretchy="false">=</mo>
      <mi>n</mi>
    </mrow>
    <annotation encoding="StarMath 5.0">k = n</annotation>
  </semantics>
</math>
</file>

<file path=Object 6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O(n^{n})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